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ManagementHandler.getLoadUsersResourc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serManagementHandler.getNewRole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figurationGenerator.deleteRole( String name , SourceParameters parameters , UserManagementHandler 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figurationGenerator.showConfiguration( XMLConsumer consumer , String src , UserManagementHandler handler , AuthenticationContext context )</text:p>
          </table:table-cell>
          <table:table-cell office:value-type="float" office:value="62">
            <text:p text:style-name="Table_20_Contents">62</text:p>
          </table:table-cell>
          <table:table-cell office:value-type="float" office:value="69">
            <text:p text:style-name="Table_20_Contents">69</text:p>
          </table:table-cell>
          <table:table-cell office:value-type="float" office:value="235">
            <text:p text:style-name="Table_20_Contents">235</text:p>
          </table:table-cell>
        </table:table-row>
        <table:table-row>
          <table:table-cell office:value-type="string">
            <text:p text:style-name="Table_20_Contents">ConfigurationGenerator.invokeResource( String resource , Source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figurationGenerator.addUser( String role , String ID , SourceParameters parameters , UserManagementHandler handle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UserManagementHandler.UserManagementHandler( Configuration conf , String app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UserManagementHandler.getDeleteRoleResourc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serManagementHandler.getNewUserResourc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figurationGenerator.addRole( String name , SourceParameters parameters , UserManagementHandler 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figurationGenerat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urationGenerator.deleteUser( String role , String name , SourceParameters parameters , UserManagementHandler 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UserManagementHandler.getNewRoleResourc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serManagementHandler.getDeleteUser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serManagementHandler.getChangeUser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serManagementHandler.getChangeUserResourc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serManagementHandler.getLoadUsers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figurationGenerator.gener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nfigurationGenerator.getRoles( UserManagementHandler 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nfigurationGener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ManagementHandler.getNewUser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figurationGenerator.getUsers( String role , String ID , UserManagementHandler handl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UserManagementHandler.getLoadRolesResourc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figurationGenerator.changeUser( String role , String name , SourceParameters parameters , UserManagementHandler 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UserManagementHandler.getApplic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serManagementHandler.getLoadRoles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serManagementHandler.getDeleteUserResourc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figurationGenerator.loadResource( String resource , Source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serManagementHandler.getDeleteRole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